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ckTraceFilter.filter( StackTraceElement [ ] target , boolean keepTo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ckTraceFilter.filterFirst( Throwable target , boolean isInlin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tackTraceFilter.findSourceFile( StackTraceElement [ ] target , String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